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ourier New" svg:font-family="'Courier New'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2" style:family="paragraph" style:parent-style-name="Text_20_body">
      <style:text-properties fo:font-size="12pt" fo:font-weight="normal" style:font-size-asian="12pt" style:font-size-complex="12pt"/>
    </style:style>
    <style:style style:name="P3" style:family="paragraph" style:parent-style-name="Text_20_body">
      <style:text-properties fo:font-size="12pt" style:font-size-asian="12pt" style:font-size-complex="12pt"/>
    </style:style>
    <style:style style:name="P4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5" style:family="paragraph" style:parent-style-name="Text_20_body" style:list-style-name="L2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6" style:family="paragraph" style:parent-style-name="Text_20_body" style:list-style-name="L3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Text_20_body" style:list-style-name="L4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8" style:family="paragraph" style:parent-style-name="Text_20_body" style:list-style-name="L5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italic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 style:font-size-asian="16pt" style:font-size-complex="16p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fo:font-size="12pt" style:text-underline-style="none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font-name="Arial1" fo:font-size="12pt" fo:font-style="normal" style:text-underline-style="solid" style:text-underline-width="auto" style:text-underline-color="font-color" fo:font-weight="bold" fo:background-color="transparent" style:font-size-asian="12pt" style:font-size-complex="12pt"/>
    </style:style>
    <style:style style:name="P1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c7254e" style:text-line-through-style="none" style:font-name="Courier New" fo:font-size="12pt" fo:font-style="normal" style:text-underline-style="none" fo:font-weight="normal" style:text-blinking="false" fo:background-color="#f9f2f4" style:font-size-asian="12pt" style:font-size-complex="12pt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size="12pt" style:font-size-asian="12pt" style:font-size-complex="12pt"/>
    </style:style>
    <style:style style:name="P17" style:family="paragraph" style:parent-style-name="Text_20_body">
      <style:paragraph-properties fo:margin-left="0cm" fo:margin-right="0cm" fo:margin-top="0cm" fo:margin-bottom="0cm" fo:line-height="138%" fo:text-indent="1.27cm" style:auto-text-indent="false" style:writing-mode="lr-tb"/>
      <style:text-properties fo:font-variant="normal" fo:text-transform="none" fo:color="#c7254e" style:text-line-through-style="none" style:font-name="Courier New" fo:font-size="12pt" fo:font-style="normal" style:text-underline-style="none" fo:font-weight="normal" style:text-blinking="false" fo:background-color="#f9f2f4" style:font-size-asian="12pt" style:font-size-complex="12pt"/>
    </style:style>
    <style:style style:name="P18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fo:color="#c7254e" style:text-line-through-style="none" style:font-name="Courier New" fo:font-size="12pt" fo:font-style="normal" style:text-underline-style="none" fo:font-weight="normal" style:text-blinking="false" fo:background-color="#f9f2f4" style:font-size-asian="12pt" style:font-size-complex="12pt"/>
    </style:style>
    <style:style style:name="T1" style:family="text">
      <style:text-properties style:font-name="Arial1" fo:font-size="11.25pt" fo:font-style="normal" fo:font-weight="normal"/>
    </style:style>
    <style:style style:name="T2" style:family="text">
      <style:text-properties style:font-name="Arial1" fo:font-style="normal" fo:font-weight="normal"/>
    </style:style>
    <style:style style:name="T3" style:family="text">
      <style:text-properties fo:font-weight="normal"/>
    </style:style>
    <style:style style:name="T4" style:family="text">
      <style:text-properties fo:font-variant="normal" fo:text-transform="none" fo:color="#c7254e" style:text-line-through-style="none" style:font-name="Courier New" fo:font-size="12pt" fo:font-style="normal" style:text-underline-style="none" fo:font-weight="normal" style:text-blinking="false" fo:background-color="#f9f2f4"/>
    </style:style>
    <style:style style:name="T5" style:family="text">
      <style:text-properties fo:font-variant="normal" fo:text-transform="none" fo:color="#c7254e" style:text-line-through-style="none" style:font-name="Courier New" fo:font-style="normal" style:text-underline-style="none" fo:font-weight="normal" style:text-blinking="false" fo:background-color="#f9f2f4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docs-internal-guid-f05970f0-19f6-9d64-9229-34308bb4d65a"/>Database Functions API</text:p>
      <text:p text:style-name="P2"><text:line-break/></text:p>
      <text:p text:style-name="P14">NetworkSIM/Database/dbModels</text:p>
      <text:p text:style-name="P3"/>
      <text:list xml:id="list3682723159107986115" text:style-name="L1">
        <text:list-item>
          <text:p text:style-name="P4">Contains a separate file for each schema/model pair. </text:p>
        </text:list-item>
      </text:list>
      <text:p text:style-name="P3"/>
      <text:list xml:id="list7218042314560918589" text:style-name="L2">
        <text:list-item>
          <text:p text:style-name="P5">models.js registers each schema for use in a node session</text:p>
        </text:list-item>
      </text:list>
      <text:p text:style-name="P3"/>
      <text:p text:style-name="P9">To create a new object representing a schema simply with</text:p>
      <text:p text:style-name="P10">var mongoose = require('mongoose');</text:p>
      <text:p text:style-name="P10">var User = require("../../Database/dbModels/userModel.js");</text:p>
      <text:p text:style-name="P3"/>
      <text:p text:style-name="P10">In this example. User can be used to create a new object with User attributes.</text:p>
      <text:p text:style-name="P3"/>
      <text:p text:style-name="P10">ex: var aUser = new User();</text:p>
      <text:p text:style-name="P10">you can pass in another User object </text:p>
      <text:p text:style-name="P10">var aUser = new User(deviceJSON);</text:p>
      <text:p text:style-name="P10">or add each thing manually </text:p>
      <text:p text:style-name="P10">aUser.token = “14141441441”</text:p>
      <text:p text:style-name="P3"/>
      <text:p text:style-name="P10">.save() at the end of a model saves it in the database.</text:p>
      <text:p text:style-name="P10">ex aUser.save();</text:p>
      <text:p text:style-name="P3"/>
      <text:p text:style-name="P11">Currently if you add an attribute that does not belong in a User object, it simply will not save in the database but will not break the application.</text:p>
      <text:p text:style-name="P3"/>
      <text:p text:style-name="P9">To use methods declared in a schema simply with</text:p>
      <text:p text:style-name="P10">var mongoose = require('mongoose');</text:p>
      <text:p text:style-name="P10">var Userm = mongoose.model("User");</text:p>
      <text:p text:style-name="P3"/>
      <text:p text:style-name="P10">In this example we will use the .modifyUser(token, user) function</text:p>
      <text:p text:style-name="P3"/>
      <text:p text:style-name="P10">Userm.modifyUser(123123, aUser);</text:p>
      <text:p text:style-name="P3"/>
      <text:p text:style-name="P10"><text:soft-page-break/>finds user with a token and replaces them with a different users attributes</text:p>
      <text:p text:style-name="P2"><text:line-break/></text:p>
      <text:p text:style-name="P14">Current  Functions</text:p>
      <text:p text:style-name="P3"/>
      <text:p text:style-name="P14">User </text:p>
      <text:list xml:id="list7359828693127638661" text:style-name="L3">
        <text:list-item>
          <text:p text:style-name="P6">.modifyUser(token, user) //finds user with token, replaces them with new user object</text:p>
        </text:list-item>
        <text:list-item>
          <text:p text:style-name="P6">addUser(aUser) //saves a user, same as .save() right now</text:p>
        </text:list-item>
        <text:list-item>
          <text:p text:style-name="P6">.save() saves the object</text:p>
        </text:list-item>
      </text:list>
      <text:p text:style-name="P3"/>
      <text:p text:style-name="P14">Network</text:p>
      <text:list xml:id="list6077231554787886589" text:style-name="L4">
        <text:list-item>
          <text:p text:style-name="P7">getNetworkByName(name, callback) //returns network object with that name</text:p>
        </text:list-item>
        <text:list-item>
          <text:p text:style-name="P7">modifyNetworkByName(name, network) //finds a network with name and replaces it with new network object</text:p>
        </text:list-item>
        <text:list-item>
          <text:p text:style-name="P7">.save() saves the object</text:p>
        </text:list-item>
      </text:list>
      <text:p text:style-name="P3"/>
      <text:p text:style-name="P14">Simulation</text:p>
      <text:list xml:id="list4737890267028263027" text:style-name="L5">
        <text:list-item>
          <text:p text:style-name="P8">modifySimByName(name, aSim) // same</text:p>
        </text:list-item>
        <text:list-item>
          <text:p text:style-name="P8">findallSimulations (callback) looks for sim and returns them all</text:p>
        </text:list-item>
        <text:list-item>
          <text:p text:style-name="P8">getSimByName(name , callback)</text:p>
        </text:list-item>
      </text:list>
      <text:p text:style-name="P1"/>
      <text:p text:style-name="P9">An Application Object</text:p>
      <text:p text:style-name="P10">application:</text:p>
      <text:p text:style-name="P13">‘<text:span text:style-name="T2">name’ : {name}</text:span></text:p>
      <text:p text:style-name="P13">‘<text:span text:style-name="T2">app_spec’ : {spec object}</text:span></text:p>
      <text:p text:style-name="P3"/>
      <text:p text:style-name="P10">spec object is: </text:p>
      <text:p text:style-name="P15">{ </text:p>
      <text:p text:style-name="P17">"name": "CounterApp", </text:p>
      <text:p text:style-name="P18">"version": "0.1.0",</text:p>
      <text:p text:style-name="P18">"description": "A small counter app for testing incrementing data type",</text:p>
      <text:p text:style-name="P18">"main": "index.html",</text:p>
      <text:p text:style-name="P18">"rdt_list" : [ String] </text:p>
      <text:p text:style-name="P15">}</text:p>
      <text:p text:style-name="P3"><text:soft-page-break/></text:p>
      <text:p text:style-name="P9">A RDT Object</text:p>
      <text:p text:style-name="P10">rdt:</text:p>
      <text:p text:style-name="P13">‘<text:span text:style-name="T2">name’ : {name}</text:span></text:p>
      <text:p text:style-name="P13">‘<text:span text:style-name="T2">rdt_spec’ : {spec object}</text:span></text:p>
      <text:p text:style-name="P3"/>
      <text:p text:style-name="P10">spec object is: </text:p>
      <text:p text:style-name="P15">{ </text:p>
      <text:p text:style-name="P18">"name": "incRDT",</text:p>
      <text:p text:style-name="P18">"version": "0.1.0",</text:p>
      <text:p text:style-name="P18">"description": "A replicated integer counter data type", "main": "rdtInterface.js" </text:p>
      <text:p text:style-name="P16"><text:span text:style-name="T5">}  </text:span><text:span text:style-name="T3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ourier New" svg:font-family="'Courier New'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ah Fleming</meta:initial-creator>
    <meta:creation-date>2015-03-14T17:55:40.87</meta:creation-date>
    <dc:date>2015-03-17T00:12:25.96</dc:date>
    <dc:creator>Noah Fleming</dc:creator>
    <meta:editing-duration>PT2M17S</meta:editing-duration>
    <meta:editing-cycles>4</meta:editing-cycles>
    <meta:generator>OpenOffice/4.0.1$Win32 OpenOffice.org_project/401m5$Build-9714</meta:generator>
    <meta:document-statistic meta:table-count="0" meta:image-count="0" meta:object-count="0" meta:page-count="3" meta:paragraph-count="59" meta:word-count="317" meta:character-count="2038"/>
  </office:meta>
</office:document-meta>
</file>